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width="0.05cm" svg:stroke-color="#000000" draw:marker-start-width="0.355cm" draw:marker-end-width="0.355cm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cm" svg:height="5.7cm" svg:x="17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4.7cm" svg:x="18.7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cm" svg:height="5.7cm" svg:x="3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4.7cm" svg:x="4.2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4.5cm" svg:x="1.2cm" svg:y="9cm">
          <text:p text:style-name="P1">Monta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4.5cm" svg:x="21.8cm" svg:y="9cm">
          <text:p text:style-name="P1">Ava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cm" svg:height="2.5cm" svg:x="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6cm" svg:x="20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8cm" svg:y1="8.3cm" svg:x2="3.8cm" svg:y2="5.6cm">
          <text:p/>
        </draw:line>
        <draw:line draw:style-name="gr5" draw:text-style-name="P1" draw:layer="layout" svg:x1="25cm" svg:y1="6cm" svg:x2="25cm" svg:y2="8.6cm">
          <text:p/>
        </draw:line>
        <draw:custom-shape draw:style-name="gr6" draw:text-style-name="P1" draw:layer="layout" svg:width="13.9cm" svg:height="8.7cm" svg:x="7.9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6:30.313094942</meta:creation-date>
    <dc:date>2017-03-05T20:34:49.805251751</dc:date>
    <meta:editing-duration>PT3H39M</meta:editing-duration>
    <meta:editing-cycles>8</meta:editing-cycles>
    <meta:generator>LibreOffice/4.2.8.2$Linux_X86_64 LibreOffice_project/420m0$Build-2</meta:generator>
    <meta:document-statistic meta:object-count="11"/>
  </office:meta>
</office:document-meta>
</file>